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4.341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5.03cm" fo:min-width="6.658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.754cm" fo:min-width="6.39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93cm" fo:min-width="7.627cm"/>
    </style:style>
    <style:style style:name="gr5" style:family="graphic" style:parent-style-name="standard">
      <style:graphic-properties draw:fill="solid" draw:fill-color="#eeeeee" draw:textarea-horizontal-align="justify" draw:textarea-vertical-align="top" draw:auto-grow-height="false" fo:min-height="3.668cm" fo:min-width="5.723cm"/>
    </style:style>
    <style:style style:name="gr6" style:family="graphic" style:parent-style-name="standard">
      <style:graphic-properties draw:fill="solid" draw:fill-color="#dddddd" draw:textarea-horizontal-align="justify" draw:textarea-vertical-align="top" draw:auto-grow-height="false" fo:min-height="2.344cm" fo:min-width="4.842cm"/>
    </style:style>
    <style:style style:name="gr7" style:family="graphic" style:parent-style-name="standard">
      <style:graphic-properties draw:fill="solid" draw:fill-color="#b2b2b2" draw:opacity="99%" draw:textarea-horizontal-align="justify" draw:textarea-vertical-align="middle" draw:auto-grow-height="false" fo:min-height="0.839cm" fo:min-width="2.411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138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eeeeee" draw:opacity="99%" draw:textarea-horizontal-align="justify" draw:textarea-vertical-align="middle" draw:auto-grow-height="false" fo:min-height="0.512cm" fo:min-width="5.897cm"/>
    </style:style>
    <style:style style:name="gr11" style:family="graphic" style:parent-style-name="standard">
      <style:graphic-properties svg:stroke-width="0.018cm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Fine_20_Dashed" draw:fill="solid" draw:fill-color="#ffffff" draw:opacity="85%" draw:textarea-horizontal-align="justify" draw:textarea-vertical-align="middle" draw:auto-grow-height="false" fo:min-height="1.274cm" fo:min-width="1.6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55cm" fo:min-width="2.51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793cm" fo:min-width="3.45cm"/>
    </style:style>
    <style:style style:name="P1" style:family="paragraph">
      <style:paragraph-properties fo:margin-left="0cm" fo:margin-right="0cm" fo:text-align="center" fo:text-indent="0.102cm"/>
    </style:style>
    <style:style style:name="P2" style:family="paragraph">
      <loext:graphic-properties draw:fill="none"/>
      <style:paragraph-properties fo:margin-left="0cm" fo:margin-right="0cm" fo:text-align="center" fo:text-indent="0.102cm"/>
      <style:text-properties fo:font-size="14pt" fo:font-weight="normal"/>
    </style:style>
    <style:style style:name="P3" style:family="paragraph">
      <style:paragraph-properties fo:margin-left="0cm" fo:margin-right="0cm" fo:text-align="start" fo:text-indent="0.102cm"/>
    </style:style>
    <style:style style:name="P4" style:family="paragraph">
      <loext:graphic-properties draw:fill="none"/>
      <style:paragraph-properties fo:margin-left="0cm" fo:margin-right="0cm" fo:text-align="start" fo:text-indent="0.102cm"/>
      <style:text-properties fo:font-size="14pt" fo:font-weight="normal"/>
    </style:style>
    <style:style style:name="P5" style:family="paragraph">
      <loext:graphic-properties draw:fill="solid" draw:fill-color="#eeeeee"/>
      <style:paragraph-properties fo:margin-left="0cm" fo:margin-right="0cm" fo:text-align="start" fo:text-indent="0.102cm"/>
      <style:text-properties fo:font-size="14pt" fo:font-weight="normal"/>
    </style:style>
    <style:style style:name="P6" style:family="paragraph">
      <loext:graphic-properties draw:fill="solid" draw:fill-color="#dddddd"/>
      <style:paragraph-properties fo:margin-left="0cm" fo:margin-right="0cm" fo:text-align="start" fo:text-indent="0.102cm"/>
      <style:text-properties fo:font-size="14pt" fo:font-weight="normal"/>
    </style:style>
    <style:style style:name="P7" style:family="paragraph">
      <loext:graphic-properties draw:fill="solid" draw:fill-color="#b2b2b2" draw:opacity="99%"/>
      <style:paragraph-properties fo:margin-left="0cm" fo:margin-right="0cm" fo:text-align="center" fo:text-indent="0.102cm"/>
      <style:text-properties fo:font-size="14pt" fo:font-weight="normal"/>
    </style:style>
    <style:style style:name="P8" style:family="paragraph">
      <loext:graphic-properties draw:fill="solid" draw:fill-color="#dddddd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9" style:family="paragraph">
      <loext:graphic-properties draw:fill="none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10" style:family="paragraph">
      <loext:graphic-properties draw:fill="solid" draw:fill-color="#eeeeee" draw:opacity="99%"/>
      <style:paragraph-properties fo:margin-left="0cm" fo:margin-right="0cm" fo:text-align="center" fo:text-indent="0.102cm"/>
      <style:text-properties fo:font-size="14pt" fo:font-weight="normal"/>
    </style:style>
    <style:style style:name="P11" style:family="paragraph">
      <loext:graphic-properties draw:fill="solid" draw:fill-color="#ffffff" draw:opacity="85%"/>
      <style:paragraph-properties fo:margin-left="0cm" fo:margin-right="0cm" fo:text-align="center" fo:text-indent="0.102cm"/>
      <style:text-properties fo:font-size="14pt" fo:font-weight="normal"/>
    </style:style>
    <style:style style:name="T1" style:family="text">
      <style:text-properties fo:font-size="14pt" fo:font-weight="normal"/>
    </style:style>
    <style:style style:name="T2" style:family="text">
      <style:text-properties fo:font-size="14pt" fo:font-weight="normal" style:font-size-asian="15pt" style:font-size-complex="15pt"/>
    </style:style>
    <style:style style:name="T3" style:family="text">
      <style:text-properties fo:font-size="14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841cm" svg:height="1.778cm" svg:x="8.427cm" svg:y="3.505cm">
          <text:p text:style-name="P1"><text:span text:style-name="T1">Clear</text:span><text:span text:style-name="T1">ingho</text:span><text:span text:style-name="T1">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158cm" svg:height="5.28cm" svg:x="0.777cm" svg:y="2.878cm">
          <text:p text:style-name="P3"><text:span text:style-name="T2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895cm" svg:height="2.004cm" draw:transform="skewX (-0.0010471975511966) rotate (-0.0012217304763962) translate (7.48cm 8.886cm)">
          <text:p text:style-name="P3"><text:span text:style-name="T1">Exper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127cm" svg:height="1.043cm" svg:x="6.317cm" svg:y="0.538cm">
          <text:p text:style-name="P1"><text:span text:style-name="T1">Lookup 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23cm" svg:height="3.918cm" svg:x="1.204cm" svg:y="3.867cm">
          <text:p text:style-name="P3"><text:span text:style-name="T2">Devi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342cm" svg:height="2.594cm" svg:x="1.577cm" svg:y="4.81cm">
          <text:p text:style-name="P3"><text:span text:style-name="T3">Resource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1.947cm" svg:y="5.6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2.147cm" svg:y="5.8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2.347cm" svg:y="6.0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0.627cm" svg:height="0.548cm" svg:x="6.573cm" svg:y="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7.2cm" svg:y1="6.622cm" svg:x2="10.933cm" svg:y2="9.909cm" draw:start-shape="id1" draw:start-glue-point="10" draw:end-shape="id2" draw:end-glue-point="0" svg:d="M7200 6622c2489 0 3733 1095 3733 3287" svg:viewBox="0 0 3734 3288">
          <text:p/>
        </draw:connector>
        <draw:connector draw:style-name="gr9" draw:text-style-name="P9" draw:layer="layout" draw:type="curve" svg:x1="7.2cm" svg:y1="6.622cm" svg:x2="10.847cm" svg:y2="5.283cm" draw:start-shape="id1" draw:start-glue-point="10" draw:end-shape="id3" draw:end-glue-point="2" svg:d="M7200 6622c2432 0 3647-446 3647-1339" svg:viewBox="0 0 3648 1340">
          <text:p/>
        </draw:connector>
        <draw:custom-shape draw:style-name="gr10" draw:text-style-name="P10" xml:id="id2" draw:id="id2" draw:layer="layout" svg:width="6.397cm" svg:height="0.762cm" svg:x="7.735cm" svg:y="9.909cm">
          <text:p text:style-name="P1"><text:span text:style-name="T1">Experimen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1.885cm" svg:y1="5.338cm" svg:x2="11.885cm" svg:y2="8.894cm">
          <text:p/>
        </draw:line>
        <draw:custom-shape draw:style-name="gr12" draw:text-style-name="P11" draw:layer="layout" svg:width="2.159cm" svg:height="1.524cm" svg:x="8.905cm" svg:y="5.926cm">
          <text:p text:style-name="P1"><text:span text:style-name="T1">NAT</text:span></text:p>
          <text:p text:style-name="P1"><text:span text:style-name="T1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3.857cm" svg:y1="8.889cm" svg:x2="13.857cm" svg:y2="1.6cm">
          <text:p/>
        </draw:line>
        <draw:line draw:style-name="gr11" draw:text-style-name="P9" draw:layer="layout" svg:x1="7.272cm" svg:y1="2.853cm" svg:x2="7.272cm" svg:y2="1.617cm">
          <text:p/>
        </draw:line>
        <draw:custom-shape draw:style-name="gr13" draw:text-style-name="P2" draw:layer="layout" svg:width="3.011cm" svg:height="2.005cm" svg:x="2.234cm" svg:y="8.884cm">
          <text:p text:style-name="P1"><text:span text:style-name="T1">Installer</text:span></text:p>
          <text:p text:style-name="P1"><text:span text:style-name="T1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1.883cm" svg:y1="3.494cm" svg:x2="11.883cm" svg:y2="1.601cm">
          <text:p/>
        </draw:line>
        <draw:line draw:style-name="gr11" draw:text-style-name="P9" draw:layer="layout" svg:x1="3.74cm" svg:y1="2.821cm" svg:x2="3.74cm" svg:y2="1.585cm">
          <text:p/>
        </draw:line>
        <draw:custom-shape draw:style-name="gr14" draw:text-style-name="P2" draw:layer="layout" svg:width="3.95cm" svg:height="1.043cm" svg:x="1.76cm" svg:y="0.538cm">
          <text:p text:style-name="P1"><text:span text:style-name="T1">Upd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5.383cm" svg:y1="9.956cm" svg:x2="7.32cm" svg:y2="9.9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18:31.808937000</meta:creation-date>
    <dc:date>2017-06-21T16:37:09.305492000</dc:date>
    <meta:editing-duration>PT35M31S</meta:editing-duration>
    <meta:editing-cycles>11</meta:editing-cycles>
    <meta:generator>LibreOffice/5.2.0.4$MacOSX_X86_64 LibreOffice_project/066b007f5ebcc236395c7d282ba488bca6720265</meta:generator>
    <meta:document-statistic meta:object-count="22"/>
  </office:meta>
</office:document-meta>
</file>